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>
      <style:paragraph-properties fo:margin-top="0.1665in" fo:margin-bottom="0.1665in" loext:contextual-spacing="false" fo:line-height="100%"/>
    </style:style>
    <style:style style:name="P7" style:family="paragraph" style:parent-style-name="Standard">
      <style:paragraph-properties fo:margin-left="0in" fo:margin-right="0in" fo:text-indent="0in" style:auto-text-indent="false"/>
    </style:style>
    <style:style style:name="P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2" style:family="paragraph" style:parent-style-name="Standard">
      <style:paragraph-properties fo:break-before="auto" fo:break-after="auto"/>
    </style:style>
    <style:style style:name="P13" style:family="paragraph" style:parent-style-name="Heading_20_1" style:list-style-name="WWNum1"/>
    <style:style style:name="P14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 style:font-weight-complex="normal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669966" fo:font-size="14pt" style:font-size-asian="14pt" style:font-size-complex="14pt"/>
    </style:style>
    <style:style style:name="T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000080" style:text-underline-style="solid" style:text-underline-width="auto" style:text-underline-color="font-color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bookmark text:name="_aczyuw2yex2w"/><text:span text:style-name="T1">Sistemas Informáticos</text:span><text:span text:style-name="T2"><text:line-break/></text:span><text:span text:style-name="T3">Unidad 10. Actividades no evaluables 01</text:span></text:p>
      <text:p text:style-name="P1"><draw:frame draw:style-name="fr1" draw:name="image3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ores: Sergi García, Alfredo Oltra</text:span><draw:frame draw:style-name="fr3" draw:name="image1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Actualizado Enero 2026</text:span></text:p>
      <text:p text:style-name="P5"/>
      <text:p text:style-name="P4"><text:span text:style-name="T6">Unidad 10. Actividades no evaluables 01</text:span></text:p>
      <text:list xml:id="list1313167388" text:style-name="WWNum1">
        <text:list-item>
          <text:p text:style-name="P13"><text:bookmark text:name="_hnqspirfq5lr"/>Ejercicio 01</text:p>
        </text:list-item>
      </text:list>
      <text:p text:style-name="P6">Utilizando <text:span text:style-name="T9">DRBL</text:span> (o <text:span text:style-name="T9">CloneZilla</text:span>), crea una <text:span text:style-name="T9">imagen de la partición principal</text:span> de tu disco duro.<text:line-break/>Guárdala en un <text:span text:style-name="T9">disco duro externo</text:span>.</text:p>
      <text:p text:style-name="P6">Comparte en el foro tus dificultades o si has conseguido hacerlo sin ningún problema.</text:p>
      <text:list xml:id="list54858276414632" text:continue-numbering="true" text:style-name="WWNum1">
        <text:list-item>
          <text:p text:style-name="P13"><text:bookmark text:name="_l9jpewy3593f"/>Ejercicio 02</text:p>
        </text:list-item>
      </text:list>
      <text:p text:style-name="P7">Utilizando DRBL (o CloneZilla), restaura la imagen creada en una Máquina Virtual. Ten en cuenta que necesitarás un disco virtual con un tamaño igual o mayor al de la partición original. <text:a xlink:type="simple" xlink:href="https://www.youtube.com/watch?v=ainjV3X6wqQ" text:style-name="ListLabel_20_1" text:visited-style-name="ListLabel_20_1"><text:span text:style-name="T10">https://www.youtube.com/watch?v=ainjV3X6wqQ</text:span></text:a></text:p>
      <text:p text:style-name="P7">Comparte en el foro tus dificultades o si has conseguido hacerlo sin ningún problem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 style:font-style-complex="italic" style:font-weight-complex="bold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 style:font-weight-complex="bold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 style:font-style-complex="italic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color="#000080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<text:tab/><text:tab/>Unidad 10. Imágenes de disco</text:span></text:p>
      </style:header>
      <style:footer>
        <text:p text:style-name="MP4"><text:span text:style-name="MT1">CFGS DAM/DAW<text:tab/><text:tab/>Unit 10 - Page </text:span><text:page-number text:select-page="current">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" meta:paragraph-count="13" meta:word-count="123" meta:character-count="792" meta:non-whitespace-character-count="681"/>
    <meta:generator>LibreOfficeDev/6.0.5.2$Linux_X86_64 LibreOffice_project/</meta:generator>
  </office:meta>
</office:document-meta>
</file>